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Fine_20_Dotted" draw:fill="solid" draw:fill-color="#cccccc" draw:textarea-horizontal-align="justify" draw:textarea-vertical-align="middle" draw:auto-grow-height="false" fo:min-height="2.75cm" fo:min-width="5.5cm"/>
    </style:style>
    <style:style style:name="gr2" style:family="graphic" style:parent-style-name="standard">
      <style:graphic-properties draw:stroke="none" draw:stroke-dash="Fine_20_Dotted" draw:fill="solid" draw:fill-color="#eeeeee" draw:textarea-horizontal-align="justify" draw:textarea-vertical-align="middle" draw:auto-grow-height="false" fo:min-height="2.75cm" fo:min-width="5.5cm"/>
    </style:style>
    <style:style style:name="gr3" style:family="graphic" style:parent-style-name="objectwithoutfill">
      <style:graphic-properties draw:stroke="dash" draw:stroke-dash="Fine_20_Dashed_20_2" svg:stroke-width="0cm" svg:stroke-color="#000000" draw:marker-start-width="0.2cm" draw:marker-end-width="0.2cm" draw:fill="none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5" style:family="graphic" style:parent-style-name="standard">
      <style:graphic-properties draw:stroke="none" svg:stroke-width="0.044cm" draw:stroke-linejoin="miter" draw:fill="solid" draw:fill-color="#000000"/>
    </style:style>
    <style:style style:name="gr6" style:family="graphic" style:parent-style-name="objectwithoutfill">
      <style:graphic-properties svg:stroke-color="#000000" draw:marker-start="Arrow" draw:marker-end="Arrow" draw:marker-end-width="0.2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67cm"/>
    </style:style>
    <style:style style:name="gr8" style:family="graphic" style:parent-style-name="objectwithoutfill">
      <style:graphic-properties svg:stroke-width="0.02cm" svg:stroke-color="#000000" draw:marker-start="Arrow" draw:marker-start-width="0.18cm" draw:marker-end="" draw:marker-end-width="0.38cm" draw:fill="none" draw:textarea-vertical-align="middle" fo:padding-top="0.135cm" fo:padding-bottom="0.135cm" fo:padding-left="0.26cm" fo:padding-right="0.26cm"/>
    </style:style>
    <style:style style:name="gr9" style:family="graphic" style:parent-style-name="objectwithoutfill">
      <style:graphic-properties svg:stroke-width="0.02cm" svg:stroke-color="#000000" draw:marker-start-width="0.26cm" draw:marker-end-width="0.26cm" draw:fill="none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svg:stroke-width="0.02cm" svg:stroke-color="#000000" draw:marker-start-width="0.275cm" draw:marker-end-width="0.275cm" draw:fill="none" draw:textarea-horizontal-align="justify" draw:textarea-vertical-align="middle" draw:auto-grow-height="false" fo:min-height="0.034cm" fo:min-width="0cm" fo:padding-top="0.135cm" fo:padding-bottom="0.135cm" fo:padding-left="0.26cm" fo:padding-right="0.26cm"/>
    </style:style>
    <style:style style:name="gr11" style:family="graphic" style:parent-style-name="standard">
      <style:graphic-properties draw:stroke="none" svg:stroke-width="0.02cm" svg:stroke-color="#000000" draw:marker-start-width="0.275cm" draw:marker-end-width="0.275cm" draw:fill="solid" draw:fill-color="#000000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 draw:opacity="0%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 draw:fill-color="#ffffff"/>
      <style:text-properties style:font-name="Liberation Serif" fo:font-size="12pt" fo:font-weight="normal" style:font-size-asian="14pt" style:font-weight-asian="normal" style:font-size-complex="14pt" style:font-weight-complex="normal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Liberation Serif" fo:font-size="12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6cm" svg:height="3cm" svg:x="0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3cm" svg:x="0cm" svg:y="0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0cm" svg:y1="3cm" svg:x2="6cm" svg:y2="3cm">
          <text:p/>
        </draw:line>
        <draw:g>
          <svg:title>TexMaths</svg:title>
          <svg:desc>14§display§\lambda_1§svg§600§TRUE§</svg:desc>
          <draw:polygon draw:style-name="gr4" draw:text-style-name="P4" draw:layer="layout" svg:width="0.478cm" svg:height="0cm" svg:x="4.182cm" svg:y="1.5cm" svg:viewBox="0 0 479 0" draw:points="239,0 0,0 0,0 479,0 479,0">
            <text:p/>
          </draw:polygon>
          <draw:path draw:style-name="gr5" draw:text-style-name="P5" draw:layer="layout" svg:width="0.241cm" svg:height="0cm" svg:x="4.207cm" svg:y="1.5cm" svg:viewBox="0 0 242 0" svg:d="M149 0c20 0 43 0 52 0 8 0 12 0 26 0h11c4 0 4 0 4 0h-2c-4 0-8 0-11 0h-100c-10 0-37 0-60 0-2 0-9 0-9 0h4c17 0 20 0 33 0h48-136c-6 0-9 0-9 0 0 0 7 0 14 0 8 0 13 0 17 0z">
            <text:p/>
          </draw:path>
          <draw:path draw:style-name="gr5" draw:text-style-name="P5" draw:layer="layout" svg:width="0.125cm" svg:height="0cm" svg:x="4.503cm" svg:y="1.5cm" svg:viewBox="0 0 126 0" svg:d="M78 0h-10c-22 0-54 0-68 0 8 0 31 0 50 0h-34-14c7 0 49 0 61 0 11 0 55 0 63 0h-14c-34 0-34 0-34 0z">
            <text:p/>
          </draw:path>
        </draw:g>
        <draw:line draw:style-name="gr6" draw:text-style-name="P3" draw:layer="layout" svg:x1="4.051cm" svg:y1="1.5cm" svg:x2="4.051cm" svg:y2="1.5cm">
          <text:p/>
        </draw:line>
        <draw:line draw:style-name="gr6" draw:text-style-name="P3" draw:layer="layout" svg:x1="4.1cm" svg:y1="1.5cm" svg:x2="4.1cm" svg:y2="1.5cm">
          <text:p/>
        </draw:line>
        <draw:line draw:style-name="gr6" draw:text-style-name="P3" draw:layer="layout" svg:x1="4.1cm" svg:y1="1cm" svg:x2="4.1cm" svg:y2="1cm">
          <text:p/>
        </draw:line>
        <draw:frame draw:style-name="gr7" draw:text-style-name="P6" draw:layer="layout" svg:width="2.2cm" svg:height="0.717cm" svg:x="4.1cm" svg:y="2.35cm">
          <draw:text-box>
            <text:p><text:span text:style-name="T1">Mezzo 2</text:span></text:p>
          </draw:text-box>
        </draw:frame>
        <draw:frame draw:style-name="gr7" draw:text-style-name="P6" draw:layer="layout" svg:width="2.2cm" svg:height="0.717cm" svg:x="4.1cm" svg:y="2.95cm">
          <draw:text-box>
            <text:p><text:span text:style-name="T1">Mezzo 1</text:span></text:p>
          </draw:text-box>
        </draw:frame>
        <draw:line draw:style-name="gr8" draw:text-style-name="P3" draw:layer="layout" svg:x1="3.656cm" svg:y1="3.31cm" svg:x2="3.656cm" svg:y2="4.91cm">
          <text:p/>
        </draw:line>
        <draw:g>
          <svg:title>TexMaths</svg:title>
          <svg:desc>14§display§\vec{k}_i§svg§600§TRUE§</svg:desc>
          <draw:polygon draw:style-name="gr4" draw:text-style-name="P4" draw:layer="layout" svg:width="0.419cm" svg:height="0.555cm" svg:x="3.758cm" svg:y="3.755cm" svg:viewBox="0 0 420 556" draw:points="211,556 0,556 0,0 420,0 420,556">
            <text:p/>
          </draw:polygon>
          <draw:path draw:style-name="gr5" draw:text-style-name="P5" draw:layer="layout" svg:width="0.219cm" svg:height="0.098cm" svg:x="3.848cm" svg:y="3.754cm" svg:viewBox="0 0 220 99" svg:d="M176 59c-7 7-24 21-24 29 0 6 5 11 10 11s7-4 9-7c7-7 18-21 40-33 3-1 9-4 9-10 0-4-4-8-8-10-10-8-16-17-20-28-2-4-3-11-11-11-6 0-9 7-9 10s4 19 12 29h-167c-8 0-17 0-17 10s9 10 17 10z">
            <text:p/>
          </draw:path>
          <draw:path draw:style-name="gr5" draw:text-style-name="P5" draw:layer="layout" svg:width="0.223cm" svg:height="0.347cm" svg:x="3.811cm" svg:y="3.894cm" svg:viewBox="0 0 224 348" svg:d="M114 6c0-2 0-6-5-6-12 0-49 4-61 4-4 2-10 2-10 11 0 6 5 6 12 6 24 0 25 4 25 8l-1 10-72 285c-2 6-2 8-2 10 0 12 10 14 15 14 6 0 13-4 16-11 3-4 25-95 28-107 17 1 57 9 57 41 0 3 0 6-2 11 0 6-1 11-1 17 0 29 19 49 45 49 16 0 28-8 39-27 12-21 18-48 18-49 0-5-4-5-6-5-5 0-5 2-6 9-10 36-22 61-44 61-9 0-16-5-16-23 0-8 3-19 5-27 1-9 1-11 1-16 0-32-30-46-73-51 16-9 32-25 43-37 23-26 46-47 70-47 4 0 4 0 5 0 5 1 6 1 10 4 1 0 1 1 2 1-23 2-28 21-28 27 0 8 6 18 19 18 12 0 27-11 27-30 0-15-11-32-34-32-13 0-37 5-71 44-17 19-37 38-55 46z">
            <text:p/>
          </draw:path>
          <draw:path draw:style-name="gr5" draw:text-style-name="P5" draw:layer="layout" svg:width="0.104cm" svg:height="0.232cm" svg:x="4.055cm" svg:y="4.081cm" svg:viewBox="0 0 105 233" svg:d="M96 13c0-5-4-13-13-13-10 0-20 9-20 19 0 6 4 13 14 13s19-10 19-19zM26 189c-2 5-4 8-4 15 0 16 14 29 33 29 36 0 50-48 50-53 0-4-4-4-5-4-5 0-5 2-7 5-8 28-24 42-37 42-7 0-8-5-8-12 0-8 2-14 6-22 3-10 6-19 11-28 2-8 15-40 17-43 1-4 2-8 2-12 0-16-15-29-34-29-34 0-50 47-50 53 0 4 4 4 6 4 5 0 5-2 6-5 9-30 25-43 37-43 6 0 9 4 9 13 0 7-2 13-11 34z">
            <text:p/>
          </draw:path>
        </draw:g>
        <draw:line draw:style-name="gr8" draw:text-style-name="P3" draw:layer="layout" svg:x1="3.656cm" svg:y1="3.315cm" svg:x2="3.656cm" svg:y2="4.915cm">
          <text:p/>
        </draw:line>
        <draw:line draw:style-name="gr8" draw:text-style-name="P3" draw:layer="layout" svg:x1="5.256cm" svg:y1="4.915cm" svg:x2="3.656cm" svg:y2="4.915cm">
          <text:p/>
        </draw:line>
        <draw:g>
          <svg:title>TexMaths</svg:title>
          <svg:desc>12§display§\vec{E}_{oi}§svg§600§TRUE§</svg:desc>
          <draw:polygon draw:style-name="gr4" draw:text-style-name="P4" draw:layer="layout" svg:width="0.595cm" svg:height="0.47cm" svg:x="4.06cm" svg:y="5.056cm" svg:viewBox="0 0 596 471" draw:points="298,471 0,471 0,0 596,0 596,471">
            <text:p/>
          </draw:polygon>
          <draw:path draw:style-name="gr5" draw:text-style-name="P5" draw:layer="layout" svg:width="0.187cm" svg:height="0.083cm" svg:x="4.202cm" svg:y="5.055cm" svg:viewBox="0 0 188 84" svg:d="M151 51c-6 6-20 17-20 25 0 5 3 8 8 8 4 0 6-2 8-5 6-6 15-19 33-28 3-1 8-4 8-9 0-4-3-6-7-8-8-7-13-15-17-24-1-4-2-10-9-10-5 0-7 6-7 9s3 16 9 25h-143c-6 0-14 0-14 8 0 9 8 9 14 9z">
            <text:p/>
          </draw:path>
          <draw:path draw:style-name="gr5" draw:text-style-name="P5" draw:layer="layout" svg:width="0.306cm" svg:height="0.287cm" svg:x="4.076cm" svg:y="5.176cm" svg:viewBox="0 0 307 288" svg:d="M283 189c1-2 2-5 2-6s0-5-5-5c-4 0-5 3-6 5-26 64-42 91-115 91h-61c-6 0-7 0-10 0-4-1-5-1-5-4 0-1 0-2 2-10l29-115h41c37 0 37 9 37 19 0 3 0 8-3 21-1 2-2 3-2 4 0 3 2 5 6 5 3 0 5-2 7-8l24-100c0-2-3-3-6-3-4 0-4 1-6 6-9 33-16 42-56 42h-39l26-101c3-16 4-17 22-17h60c51 0 64 12 64 47 0 10 0 11-1 23 0 2-1 5-1 7s2 5 6 5 5-2 5-11l9-72c1-12-1-12-11-12h-214c-9 0-13 0-13 9 0 4 4 4 12 4 15 0 27 0 27 8 0 1 0 2-1 10l-57 223c-4 18-5 20-38 20-7 0-12 0-12 8 0 6 4 6 12 6h219c10 0 11-1 14-8z">
            <text:p/>
          </draw:path>
          <draw:path draw:style-name="gr5" draw:text-style-name="P5" draw:layer="layout" svg:width="0.138cm" svg:height="0.133cm" svg:x="4.388cm" svg:y="5.396cm" svg:viewBox="0 0 139 134" svg:d="M139 52c0-33-24-52-54-52-44 0-85 41-85 82 0 29 22 52 54 52 43 0 85-39 85-82zM55 126c-16 0-30-10-30-33 0-12 6-41 17-58 13-19 30-26 43-26 17 0 30 10 30 32 0 7-4 37-16 58-12 17-30 27-44 27z">
            <text:p/>
          </draw:path>
          <draw:path draw:style-name="gr5" draw:text-style-name="P5" draw:layer="layout" svg:width="0.089cm" svg:height="0.199cm" svg:x="4.549cm" svg:y="5.33cm" svg:viewBox="0 0 90 200" svg:d="M83 12c0-5-4-12-12-12-9 0-17 8-17 16 0 5 4 12 12 12 9 0 17-9 17-16zM22 162c-2 4-3 7-3 13 0 13 12 25 28 25 31 0 43-42 43-46 0-3-4-3-5-3-3 0-3 2-5 4-7 24-20 36-32 36-6 0-7-4-7-11 0-6 2-11 5-18 3-8 6-16 10-24 2-7 12-34 14-37 1-3 2-7 2-10 0-14-12-25-29-25-30 0-43 41-43 45s4 4 5 4c5 0 5-2 6-5 7-26 21-36 31-36 5 0 8 3 8 10s-2 12-10 30z">
            <text:p/>
          </draw:path>
        </draw:g>
        <draw:g>
          <svg:title>TexMaths</svg:title>
          <svg:desc>12§display§\vec{H}_{oi}§svg§600§TRUE§</svg:desc>
          <draw:polygon draw:style-name="gr4" draw:text-style-name="P4" draw:layer="layout" svg:width="0.634cm" svg:height="0.47cm" svg:x="2.861cm" svg:y="4.857cm" svg:viewBox="0 0 635 471" draw:points="318,471 0,471 0,0 635,0 635,471">
            <text:p/>
          </draw:polygon>
          <draw:path draw:style-name="gr5" draw:text-style-name="P5" draw:layer="layout" svg:width="0.187cm" svg:height="0.083cm" svg:x="3.016cm" svg:y="4.856cm" svg:viewBox="0 0 188 84" svg:d="M151 51c-6 6-20 17-20 25 0 5 3 8 8 8 4 0 6-2 8-5 6-6 15-19 34-28 2-1 7-4 7-9 0-4-3-6-6-8-9-7-14-15-18-24-1-4-2-10-8-10s-8 6-8 9 3 16 10 25h-144c-6 0-14 0-14 8 0 9 8 9 14 9z">
            <text:p/>
          </draw:path>
          <draw:path draw:style-name="gr5" draw:text-style-name="P5" draw:layer="layout" svg:width="0.355cm" svg:height="0.288cm" svg:x="2.877cm" svg:y="4.976cm" svg:viewBox="0 0 356 289" svg:d="M306 33c4-16 5-20 36-20 11 0 14 0 14-8 0-5-4-5-5-5-13 0-43 1-55 1s-42-1-54-1c-4 0-9 0-9 9 0 4 4 4 12 4 1 0 10 0 16 1 8 0 12 1 12 7 0 1 0 2-2 8l-25 103h-129l25-99c4-16 5-20 36-20 10 0 14 0 14-8 0-5-5-5-7-5-11 0-42 1-53 1-13 0-43-1-55-1-3 0-8 0-8 9 0 4 4 4 12 4 1 0 8 0 16 1 8 0 12 1 12 7 0 1-1 3-2 8l-57 227c-4 17-5 19-38 19-8 0-12 0-12 9 0 5 5 5 6 5 12 0 42-1 54-1 8 0 18 0 26 0 10 0 20 1 28 1 3 0 9 0 9-9 0-5-4-5-13-5-15 0-26 0-26-7 0-2 1-4 1-7l28-116h129c-17 70-27 110-29 117-4 13-12 13-38 13-7 0-11 0-11 9 0 5 6 5 7 5 12 0 41-1 53-1 9 0 18 0 28 0 8 0 18 1 27 1 3 0 8 0 8-9 0-5-4-5-11-5-17 0-28 0-28-7 0-2 1-4 1-7z">
            <text:p/>
          </draw:path>
          <draw:path draw:style-name="gr5" draw:text-style-name="P5" draw:layer="layout" svg:width="0.138cm" svg:height="0.133cm" svg:x="3.229cm" svg:y="5.197cm" svg:viewBox="0 0 139 134" svg:d="M139 52c0-33-24-52-54-52-44 0-85 41-85 82 0 29 22 52 54 52 43 0 85-39 85-82zM55 126c-16 0-30-10-30-33 0-12 6-41 17-58 13-19 30-26 43-26 17 0 30 10 30 32 0 7-4 37-16 58-12 17-30 27-44 27z">
            <text:p/>
          </draw:path>
          <draw:path draw:style-name="gr5" draw:text-style-name="P5" draw:layer="layout" svg:width="0.089cm" svg:height="0.199cm" svg:x="3.39cm" svg:y="5.131cm" svg:viewBox="0 0 90 200" svg:d="M83 12c0-5-4-12-12-12-9 0-17 8-17 16 0 5 4 12 12 12 9 0 17-9 17-16zM22 162c-2 4-3 7-3 13 0 13 12 25 28 25 31 0 43-42 43-46 0-3-4-3-5-3-3 0-3 2-5 4-7 24-20 36-32 36-6 0-7-4-7-11 0-6 2-11 5-18 3-8 6-16 10-24 2-7 12-34 14-37 1-3 2-7 2-10 0-14-12-25-29-25-30 0-43 41-43 45s4 4 5 4c5 0 5-2 6-5 7-26 21-36 31-36 5 0 8 3 8 10s-2 12-10 30z">
            <text:p/>
          </draw:path>
        </draw:g>
        <draw:line draw:style-name="gr9" draw:text-style-name="P3" draw:layer="layout" svg:x1="3.483cm" svg:y1="5.097cm" svg:x2="3.837cm" svg:y2="4.743cm">
          <text:p/>
        </draw:line>
        <draw:line draw:style-name="gr9" draw:text-style-name="P3" draw:layer="layout" svg:x1="3.837cm" svg:y1="5.097cm" svg:x2="3.483cm" svg:y2="4.743cm">
          <text:p/>
        </draw:line>
        <draw:g>
          <svg:title>TexMaths</svg:title>
          <svg:desc>14§display§\vec{k}_r§svg§600§TRUE§</svg:desc>
          <draw:polygon draw:style-name="gr4" draw:text-style-name="P4" draw:layer="layout" svg:width="0.472cm" svg:height="0.555cm" svg:x="0.481cm" svg:y="4.301cm" svg:viewBox="0 0 473 556" draw:points="237,556 0,556 0,0 473,0 473,556">
            <text:p/>
          </draw:polygon>
          <draw:path draw:style-name="gr5" draw:text-style-name="P5" draw:layer="layout" svg:width="0.218cm" svg:height="0.098cm" svg:x="0.57cm" svg:y="4.3cm" svg:viewBox="0 0 219 99" svg:d="M176 59c-7 7-24 21-24 29 0 6 5 11 10 11s7-4 9-7c7-7 18-21 39-33 4-1 9-4 9-10 0-4-3-8-8-10-10-8-15-17-20-28-1-4-2-11-10-11-7 0-9 7-9 10s4 19 11 29h-166c-8 0-17 0-17 10s9 10 17 10z">
            <text:p/>
          </draw:path>
          <draw:path draw:style-name="gr5" draw:text-style-name="P5" draw:layer="layout" svg:width="0.223cm" svg:height="0.347cm" svg:x="0.534cm" svg:y="4.44cm" svg:viewBox="0 0 224 348" svg:d="M114 6c0-2 0-6-6-6-11 0-48 4-60 4-4 2-10 2-10 11 0 6 4 6 12 6 24 0 25 4 25 8l-1 10-72 285c-2 6-2 8-2 10 0 12 10 14 15 14 6 0 13-4 16-11 3-4 25-95 28-107 17 1 57 9 57 41 0 3 0 6-2 11 0 6-1 11-1 17 0 29 19 49 45 49 15 0 28-8 39-27 12-21 18-48 18-49 0-5-5-5-6-5-5 0-5 2-7 9-10 36-21 61-43 61-9 0-16-5-16-23 0-8 2-19 5-27 1-9 1-11 1-16 0-32-30-46-73-51 16-9 31-25 43-37 23-26 45-47 70-47 3 0 3 0 4 0 6 1 7 1 11 4 1 0 1 1 2 1-24 2-28 21-28 27 0 8 5 18 19 18 12 0 27-11 27-30 0-15-12-32-34-32-13 0-37 5-71 44-17 19-37 38-55 46z">
            <text:p/>
          </draw:path>
          <draw:path draw:style-name="gr5" draw:text-style-name="P5" draw:layer="layout" svg:width="0.16cm" svg:height="0.156cm" svg:x="0.777cm" svg:y="4.703cm" svg:viewBox="0 0 161 157" svg:d="M65 83c1-2 9-34 9-35 1-3 11-20 22-29 4-2 14-9 28-9 3 0 12 0 19 5-11 3-16 12-16 19s7 13 15 13 19-7 19-21c0-18-19-26-37-26s-33 8-48 25c-7-22-28-25-36-25-13 0-22 8-28 18-8 13-12 34-12 35 0 4 4 4 6 4 5 0 5-1 7-10 6-21 13-37 26-37 9 0 11 7 11 17 0 7-3 19-5 29-3 9-6 24-8 30l-11 45c-1 5-4 13-4 15 0 7 7 11 13 11 4 0 11-4 14-10 1-3 5-18 7-27z">
            <text:p/>
          </draw:path>
        </draw:g>
        <draw:line draw:style-name="gr8" draw:text-style-name="P3" draw:layer="layout" svg:x1="1.057cm" svg:y1="5.397cm" svg:x2="1.057cm" svg:y2="3.797cm">
          <text:p/>
        </draw:line>
        <draw:line draw:style-name="gr8" draw:text-style-name="P3" draw:layer="layout" svg:x1="2.657cm" svg:y1="3.797cm" svg:x2="1.057cm" svg:y2="3.797cm">
          <text:p/>
        </draw:line>
        <draw:g>
          <svg:title>TexMaths</svg:title>
          <svg:desc>12§display§\vec{E}_{or}§svg§600§TRUE§</svg:desc>
          <draw:polygon draw:style-name="gr4" draw:text-style-name="P4" draw:layer="layout" svg:width="0.641cm" svg:height="0.47cm" svg:x="1.604cm" svg:y="3.902cm" svg:viewBox="0 0 642 471" draw:points="321,471 0,471 0,0 642,0 642,471">
            <text:p/>
          </draw:polygon>
          <draw:path draw:style-name="gr5" draw:text-style-name="P5" draw:layer="layout" svg:width="0.187cm" svg:height="0.083cm" svg:x="1.746cm" svg:y="3.901cm" svg:viewBox="0 0 188 84" svg:d="M151 51c-6 6-20 17-20 25 0 5 3 8 8 8 4 0 6-2 8-5 6-6 15-19 33-28 3-1 8-4 8-9 0-4-3-6-7-8-8-7-13-15-17-24-1-4-2-10-9-10-5 0-7 6-7 9s3 16 9 25h-143c-6 0-14 0-14 8 0 9 8 9 14 9z">
            <text:p/>
          </draw:path>
          <draw:path draw:style-name="gr5" draw:text-style-name="P5" draw:layer="layout" svg:width="0.306cm" svg:height="0.287cm" svg:x="1.62cm" svg:y="4.022cm" svg:viewBox="0 0 307 288" svg:d="M283 189c1-2 2-5 2-6s0-5-5-5c-4 0-5 3-6 5-26 64-42 91-115 91h-61c-6 0-7 0-10 0-4-1-5-1-5-4 0-1 0-2 2-10l29-115h41c37 0 37 9 37 19 0 3 0 8-3 21-1 2-2 3-2 4 0 3 2 5 6 5 3 0 5-2 7-8l24-100c0-2-3-3-6-3-4 0-4 1-6 6-9 33-16 42-56 42h-39l26-101c3-16 4-17 22-17h60c51 0 64 12 64 47 0 10 0 11-1 23 0 2-1 5-1 7s2 5 6 5 4-2 5-11l9-72c1-12-1-12-11-12h-214c-9 0-13 0-13 9 0 4 4 4 12 4 15 0 27 0 27 8 0 1 0 2-1 10l-57 223c-4 18-5 20-38 20-7 0-12 0-12 8 0 6 4 6 12 6h219c10 0 11-1 14-8z">
            <text:p/>
          </draw:path>
          <draw:path draw:style-name="gr5" draw:text-style-name="P5" draw:layer="layout" svg:width="0.138cm" svg:height="0.133cm" svg:x="1.932cm" svg:y="4.242cm" svg:viewBox="0 0 139 134" svg:d="M139 52c0-33-24-52-54-52-44 0-85 41-85 82 0 29 22 52 54 52 43 0 85-39 85-82zM55 126c-16 0-30-10-30-33 0-12 6-41 17-58 13-19 30-26 43-26 17 0 30 10 30 32 0 7-4 37-16 58-12 17-30 27-44 27z">
            <text:p/>
          </draw:path>
          <draw:path draw:style-name="gr5" draw:text-style-name="P5" draw:layer="layout" svg:width="0.137cm" svg:height="0.133cm" svg:x="2.093cm" svg:y="4.242cm" svg:viewBox="0 0 138 134" svg:d="M56 71c1-2 7-29 7-30 1-3 10-17 20-25 2-2 11-7 24-7 2 0 10 0 16 3-10 3-14 11-14 17 0 7 6 11 13 11s16-5 16-18c0-15-16-22-31-22-16 0-29 7-42 21-6-18-24-21-30-21-12 0-20 7-24 15-7 12-11 29-11 30 0 4 4 4 5 4 5 0 5-1 7-9 4-18 10-31 22-31 7 0 9 5 9 14 0 6-3 16-5 25-2 8-4 20-6 26l-10 38c-1 4-3 12-3 13 0 6 6 9 11 9 4 0 9-3 12-8 1-2 4-16 6-23z">
            <text:p/>
          </draw:path>
        </draw:g>
        <draw:g>
          <svg:title>TexMaths</svg:title>
          <svg:desc>12§display§\vec{H}_{or}§svg§600§TRUE§</svg:desc>
          <draw:polygon draw:style-name="gr4" draw:text-style-name="P4" draw:layer="layout" svg:width="0.681cm" svg:height="0.47cm" svg:x="0.165cm" svg:y="3.302cm" svg:viewBox="0 0 682 471" draw:points="341,471 0,471 0,0 682,0 682,471">
            <text:p/>
          </draw:polygon>
          <draw:path draw:style-name="gr5" draw:text-style-name="P5" draw:layer="layout" svg:width="0.187cm" svg:height="0.083cm" svg:x="0.32cm" svg:y="3.301cm" svg:viewBox="0 0 188 84" svg:d="M151 51c-6 6-20 17-20 25 0 5 3 8 8 8 4 0 6-2 8-5 6-6 15-19 34-28 2-1 7-4 7-9 0-4-3-6-6-8-9-7-14-15-18-24-1-4-2-10-8-10s-8 6-8 9 3 16 10 25h-144c-6 0-14 0-14 8 0 9 8 9 14 9z">
            <text:p/>
          </draw:path>
          <draw:path draw:style-name="gr5" draw:text-style-name="P5" draw:layer="layout" svg:width="0.355cm" svg:height="0.288cm" svg:x="0.181cm" svg:y="3.421cm" svg:viewBox="0 0 356 289" svg:d="M306 33c4-16 5-20 36-20 11 0 14 0 14-8 0-5-4-5-5-5-13 0-43 1-55 1s-42-1-54-1c-4 0-9 0-9 9 0 4 4 4 12 4 1 0 10 0 16 1 8 0 12 1 12 7 0 1 0 2-2 8l-25 103h-129l25-99c4-16 5-20 36-20 10 0 14 0 14-8 0-5-5-5-7-5-11 0-42 1-53 1-13 0-43-1-55-1-3 0-8 0-8 9 0 4 4 4 12 4 1 0 8 0 16 1 8 0 12 1 12 7 0 1-1 3-2 8l-57 227c-4 17-5 19-38 19-8 0-12 0-12 9 0 5 5 5 6 5 12 0 42-1 54-1 8 0 18 0 26 0 10 0 20 1 28 1 3 0 9 0 9-9 0-5-4-5-13-5-15 0-26 0-26-7 0-2 1-4 1-7l28-116h129c-17 70-27 110-29 117-4 13-12 13-38 13-7 0-11 0-11 9 0 5 6 5 7 5 12 0 41-1 53-1 9 0 18 0 28 0 8 0 18 1 27 1 3 0 8 0 8-9 0-5-4-5-11-5-17 0-28 0-28-7 0-2 1-4 1-7z">
            <text:p/>
          </draw:path>
          <draw:path draw:style-name="gr5" draw:text-style-name="P5" draw:layer="layout" svg:width="0.138cm" svg:height="0.133cm" svg:x="0.533cm" svg:y="3.642cm" svg:viewBox="0 0 139 134" svg:d="M139 52c0-33-24-52-54-52-44 0-85 41-85 82 0 29 22 52 54 52 43 0 85-39 85-82zM55 126c-16 0-30-10-30-33 0-12 6-41 17-58 13-19 30-26 43-26 17 0 30 10 30 32 0 7-4 37-16 58-12 17-30 27-44 27z">
            <text:p/>
          </draw:path>
          <draw:path draw:style-name="gr5" draw:text-style-name="P5" draw:layer="layout" svg:width="0.137cm" svg:height="0.133cm" svg:x="0.694cm" svg:y="3.642cm" svg:viewBox="0 0 138 134" svg:d="M56 71c1-2 7-29 7-30 1-3 10-17 20-25 2-2 11-7 24-7 3 0 10 0 16 3-10 3-13 11-13 17 0 7 5 11 12 11s16-5 16-18c0-15-16-22-31-22-16 0-29 7-42 21-5-18-24-21-30-21-12 0-20 7-24 15-7 12-11 29-11 30 0 4 4 4 5 4 5 0 5-1 7-9 4-18 10-31 22-31 7 0 9 5 9 14 0 6-3 16-5 25-1 8-4 20-6 26l-10 38c-1 4-3 12-3 13 0 6 6 9 11 9 4 0 9-3 12-8 1-2 4-16 6-23z">
            <text:p/>
          </draw:path>
        </draw:g>
        <draw:custom-shape draw:style-name="gr10" draw:text-style-name="P3" draw:layer="layout" svg:width="0.4cm" svg:height="0.4cm" svg:x="0.86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1cm" svg:height="0.1cm" svg:x="1.01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.457cm" svg:y1="0.61cm" svg:x2="1.457cm" svg:y2="2.21cm">
          <text:p/>
        </draw:line>
        <draw:g>
          <svg:title>TexMaths</svg:title>
          <svg:desc>14§display§\vec{k}_t§svg§600§TRUE§</svg:desc>
          <draw:polygon draw:style-name="gr4" draw:text-style-name="P4" draw:layer="layout" svg:width="0.427cm" svg:height="0.555cm" svg:x="1.559cm" svg:y="1.056cm" svg:viewBox="0 0 428 556" draw:points="215,556 0,556 0,0 428,0 428,556">
            <text:p/>
          </draw:polygon>
          <draw:path draw:style-name="gr5" draw:text-style-name="P5" draw:layer="layout" svg:width="0.218cm" svg:height="0.098cm" svg:x="1.648cm" svg:y="1.055cm" svg:viewBox="0 0 219 99" svg:d="M175 59c-6 7-23 21-23 29 0 6 4 11 10 11 5 0 7-4 9-7 7-7 18-21 39-33 3-1 9-4 9-10 0-4-3-8-8-10-10-8-15-17-20-28-1-4-2-11-10-11-7 0-9 7-9 10s3 19 11 29h-166c-8 0-17 0-17 10s9 10 17 10z">
            <text:p/>
          </draw:path>
          <draw:path draw:style-name="gr5" draw:text-style-name="P5" draw:layer="layout" svg:width="0.222cm" svg:height="0.347cm" svg:x="1.612cm" svg:y="1.195cm" svg:viewBox="0 0 223 348" svg:d="M114 6c0-2 0-6-6-6-11 0-48 4-60 4-4 2-10 2-10 11 0 6 4 6 12 6 24 0 25 4 25 8l-1 10-72 285c-2 6-2 8-2 10 0 12 10 14 15 14 6 0 13-4 16-11 3-4 25-95 28-107 17 1 57 9 57 41 0 3 0 6-2 11 0 6-1 12-1 17 0 29 19 49 45 49 15 0 28-7 39-26 12-22 18-49 18-50 0-5-5-5-6-5-6 0-6 2-7 9-10 37-21 61-43 61-9 0-16-5-16-23 0-8 2-19 5-27 1-9 1-11 1-16 0-32-31-46-73-51 16-9 31-25 42-37 24-26 46-47 71-47 3 0 3 0 4 0 6 1 7 1 10 4 2 0 2 1 3 1-24 2-28 21-28 27 0 8 5 18 19 18 12 0 26-11 26-30 0-15-11-32-33-32-13 0-37 5-72 44-16 19-36 38-54 46z">
            <text:p/>
          </draw:path>
          <draw:path draw:style-name="gr5" draw:text-style-name="P5" draw:layer="layout" svg:width="0.116cm" svg:height="0.219cm" svg:x="1.853cm" svg:y="1.394cm" svg:viewBox="0 0 117 220" svg:d="M70 80h36c7 0 11 0 11-8 0-5-4-5-10-5h-33l13-51c0-1 1-4 1-5 0-7-5-11-12-11-9 0-13 6-17 15-2 9 2-8-12 52h-36c-7 0-11 0-11 8 0 5 4 5 10 5h34l-22 81c-1 9-4 22-4 26 0 20 17 33 37 33 39 0 60-49 60-53 0-5-4-5-5-5-5 0-5 2-7 7-10 21-28 42-47 42-8 0-12-5-12-18 0-4 1-10 2-14z">
            <text:p/>
          </draw:path>
        </draw:g>
        <draw:line draw:style-name="gr8" draw:text-style-name="P3" draw:layer="layout" svg:x1="1.457cm" svg:y1="0.615cm" svg:x2="1.457cm" svg:y2="2.215cm">
          <text:p/>
        </draw:line>
        <draw:line draw:style-name="gr8" draw:text-style-name="P3" draw:layer="layout" svg:x1="3.057cm" svg:y1="2.215cm" svg:x2="1.457cm" svg:y2="2.215cm">
          <text:p/>
        </draw:line>
        <draw:g>
          <svg:title>TexMaths</svg:title>
          <svg:desc>12§display§\vec{E}_{ot}§svg§600§TRUE§</svg:desc>
          <draw:polygon draw:style-name="gr4" draw:text-style-name="P4" draw:layer="layout" svg:width="0.603cm" svg:height="0.47cm" svg:x="1.861cm" svg:y="2.357cm" svg:viewBox="0 0 604 471" draw:points="302,471 0,471 0,0 604,0 604,471">
            <text:p/>
          </draw:polygon>
          <draw:path draw:style-name="gr5" draw:text-style-name="P5" draw:layer="layout" svg:width="0.187cm" svg:height="0.083cm" svg:x="2.003cm" svg:y="2.356cm" svg:viewBox="0 0 188 84" svg:d="M151 51c-6 6-20 17-20 25 0 5 3 8 8 8 4 0 6-2 8-5 6-6 15-19 34-28 2-1 7-4 7-9 0-4-3-6-7-8-8-7-13-15-17-24-1-4-2-10-8-10s-8 6-8 9 3 16 9 25h-143c-6 0-14 0-14 8 0 9 8 9 14 9z">
            <text:p/>
          </draw:path>
          <draw:path draw:style-name="gr5" draw:text-style-name="P5" draw:layer="layout" svg:width="0.306cm" svg:height="0.287cm" svg:x="1.877cm" svg:y="2.477cm" svg:viewBox="0 0 307 288" svg:d="M283 189c1-2 2-5 2-6s0-5-5-5c-3 0-4 3-5 5-27 64-43 91-116 91h-61c-6 0-7 0-10 0-3-1-5-1-5-4 0-1 0-2 2-10l29-115h42c36 0 36 9 36 19 0 3 0 8-3 21-1 2-2 3-2 4 0 3 2 5 6 5 3 0 5-2 7-8l24-100c0-2-3-3-6-3-4 0-4 1-6 6-8 33-16 42-55 42h-40l26-101c3-16 4-17 22-17h60c52 0 64 12 64 47 0 10 0 11-1 23 0 2-1 5-1 7s2 5 6 5 5-2 6-11l8-72c1-12-1-12-11-12h-214c-9 0-13 0-13 9 0 4 4 4 12 4 15 0 28 0 28 8 0 1 0 2-2 10l-57 223c-4 18-5 20-38 20-7 0-12 0-12 8 0 6 4 6 12 6h219c10 0 11-1 14-8z">
            <text:p/>
          </draw:path>
          <draw:path draw:style-name="gr5" draw:text-style-name="P5" draw:layer="layout" svg:width="0.138cm" svg:height="0.133cm" svg:x="2.189cm" svg:y="2.697cm" svg:viewBox="0 0 139 134" svg:d="M139 52c0-33-24-52-54-52-44 0-85 41-85 82 0 29 22 52 54 52 43 0 85-39 85-82zM55 126c-16 0-30-10-30-33 0-12 6-41 17-58 13-19 30-26 43-26 17 0 30 10 30 32 0 7-4 37-16 58-12 17-30 27-44 27z">
            <text:p/>
          </draw:path>
          <draw:path draw:style-name="gr5" draw:text-style-name="P5" draw:layer="layout" svg:width="0.1cm" svg:height="0.187cm" svg:x="2.35cm" svg:y="2.642cm" svg:viewBox="0 0 101 188" svg:d="M60 68h31c6 0 10 0 10-7 0-3-4-3-9-3h-29l12-45c0-1 1-2 1-3 0-6-5-10-11-10-7 0-11 5-14 12-2 8 2-6-11 46h-30c-6 0-10 0-10 6 0 4 4 4 9 4h28l-18 70c-1 8-4 18-4 22 0 18 15 28 32 28 34 0 52-41 52-45s-4-4-5-4c-4 0-4 1-6 6-8 18-24 35-40 35-7 0-11-3-11-15 0-3 1-9 2-11z">
            <text:p/>
          </draw:path>
        </draw:g>
        <draw:g>
          <svg:title>TexMaths</svg:title>
          <svg:desc>12§display§\vec{H}_{ot}§svg§600§TRUE§</svg:desc>
          <draw:polygon draw:style-name="gr4" draw:text-style-name="P4" draw:layer="layout" svg:width="0.642cm" svg:height="0.47cm" svg:x="0.663cm" svg:y="2.158cm" svg:viewBox="0 0 643 471" draw:points="322,471 0,471 0,0 643,0 643,471">
            <text:p/>
          </draw:polygon>
          <draw:path draw:style-name="gr5" draw:text-style-name="P5" draw:layer="layout" svg:width="0.187cm" svg:height="0.083cm" svg:x="0.818cm" svg:y="2.157cm" svg:viewBox="0 0 188 84" svg:d="M151 51c-6 6-20 17-20 25 0 5 3 8 8 8 4 0 6-2 8-5 6-6 15-19 33-28 3-1 8-4 8-9 0-4-3-6-7-8-8-7-13-15-17-24-1-4-2-10-9-10-5 0-7 6-7 9s3 16 9 25h-143c-6 0-14 0-14 8 0 9 8 9 14 9z">
            <text:p/>
          </draw:path>
          <draw:path draw:style-name="gr5" draw:text-style-name="P5" draw:layer="layout" svg:width="0.355cm" svg:height="0.288cm" svg:x="0.679cm" svg:y="2.277cm" svg:viewBox="0 0 356 289" svg:d="M306 33c4-16 5-20 36-20 10 0 14 0 14-8 0-5-5-5-6-5-12 0-42 1-54 1s-43-1-54-1c-4 0-9 0-9 9 0 4 4 4 12 4 1 0 9 0 16 1 8 0 12 1 12 7 0 1 0 2-2 8l-25 103h-129l25-99c4-16 5-20 36-20 10 0 14 0 14-8 0-5-5-5-7-5-11 0-42 1-54 1s-42-1-54-1c-3 0-8 0-8 9 0 4 4 4 12 4 1 0 8 0 16 1 8 0 11 1 11 7 0 1-1 3-1 8l-57 227c-4 17-5 19-38 19-8 0-12 0-12 9 0 5 5 5 6 5 12 0 42-1 54-1 8 0 18 0 26 0 10 0 20 1 28 1 3 0 9 0 9-9 0-5-4-5-13-5-15 0-27 0-27-7 0-2 1-4 1-7l29-116h129c-17 70-27 110-29 117-4 13-12 13-38 13-7 0-11 0-11 9 0 5 6 5 7 5 11 0 41-1 53-1 9 0 18 0 27 0s19 1 27 1c4 0 9 0 9-9 0-5-4-5-12-5-16 0-27 0-27-7 0-2 1-4 1-7z">
            <text:p/>
          </draw:path>
          <draw:path draw:style-name="gr5" draw:text-style-name="P5" draw:layer="layout" svg:width="0.138cm" svg:height="0.133cm" svg:x="1.031cm" svg:y="2.498cm" svg:viewBox="0 0 139 134" svg:d="M139 52c0-33-24-52-54-52-44 0-85 41-85 82 0 29 22 52 54 52 43 0 85-39 85-82zM55 126c-16 0-30-10-30-33 0-12 6-41 17-58 13-19 30-26 43-26 17 0 30 10 30 32 0 7-4 37-16 58-12 17-30 27-44 27z">
            <text:p/>
          </draw:path>
          <draw:path draw:style-name="gr5" draw:text-style-name="P5" draw:layer="layout" svg:width="0.1cm" svg:height="0.187cm" svg:x="1.191cm" svg:y="2.443cm" svg:viewBox="0 0 101 188" svg:d="M60 68h31c6 0 10 0 10-7 0-3-4-3-9-3h-29l12-45c0-1 1-2 1-3 0-6-5-10-11-10-7 0-11 5-14 12-2 8 2-6-11 46h-30c-6 0-10 0-10 6 0 4 4 4 9 4h28l-18 70c-1 8-4 18-4 22 0 18 15 28 32 28 34 0 52-41 52-45s-4-4-5-4c-4 0-4 1-6 6-8 18-24 35-40 35-7 0-11-3-11-15 0-3 1-9 2-11z">
            <text:p/>
          </draw:path>
        </draw:g>
        <draw:line draw:style-name="gr9" draw:text-style-name="P3" draw:layer="layout" svg:x1="1.284cm" svg:y1="2.397cm" svg:x2="1.638cm" svg:y2="2.043cm">
          <text:p/>
        </draw:line>
        <draw:line draw:style-name="gr9" draw:text-style-name="P3" draw:layer="layout" svg:x1="1.638cm" svg:y1="2.397cm" svg:x2="1.284cm" svg:y2="2.0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</office:font-face-decls>
  <office:styles>
    <draw:marker draw:name="Arrow" svg:viewBox="0 0 20 30" svg:d="M10 0l-10 30h20z"/>
    <draw:stroke-dash draw:name="Fine_20_Dashed_20_2" draw:display-name="Fine Dashed 2" draw:style="rect" draw:dots1="1" draw:dots1-length="0.3cm" draw:distance="0.3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09:43:00.540707555</meta:creation-date>
    <dc:date>2017-06-13T11:38:59.523178517</dc:date>
    <meta:editing-duration>PT24M47S</meta:editing-duration>
    <meta:editing-cycles>4</meta:editing-cycles>
    <meta:generator>LibreOffice/5.3.3.2$Linux_X86_64 LibreOffice_project/30m0$Build-2</meta:generator>
    <meta:document-statistic meta:object-count="77"/>
  </office:meta>
</office:document-meta>
</file>